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0000" draw:fill-color="#e6e6e6" draw:textarea-horizontal-align="justify" draw:textarea-vertical-align="middle" draw:auto-grow-height="false" fo:min-height="1cm" fo:min-width="3.25cm"/>
    </style:style>
    <style:style style:name="gr2" style:family="graphic" style:parent-style-name="standard">
      <style:graphic-properties svg:stroke-width="0cm" svg:stroke-color="#000000" draw:marker-start-width="0.05cm" draw:marker-end-width="0.05cm" draw:fill="none" draw:fill-color="#c0c0c0" draw:textarea-horizontal-align="justify" draw:textarea-vertical-align="middle" draw:auto-grow-height="false" fo:min-height="0.85cm" fo:min-width="5.6cm" fo:padding-top="0.075cm" fo:padding-bottom="0.075cm" fo:padding-left="0.2cm" fo:padding-right="0.2cm"/>
    </style:style>
    <style:style style:name="gr3" style:family="graphic" style:parent-style-name="standard">
      <style:graphic-properties svg:stroke-width="0cm" svg:stroke-color="#000000" draw:marker-start-width="0.05cm" draw:marker-end-width="0.05cm" draw:fill="none" draw:fill-color="#c0c0c0" draw:textarea-horizontal-align="justify" draw:textarea-vertical-align="middle" draw:auto-grow-height="false" fo:min-height="0.85cm" fo:min-width="2.6cm" fo:padding-top="0.075cm" fo:padding-bottom="0.075cm" fo:padding-left="0.2cm" fo:padding-right="0.2cm"/>
    </style:style>
    <style:style style:name="gr4" style:family="graphic" style:parent-style-name="objectwithoutfill">
      <style:graphic-properties svg:stroke-width="0cm" draw:marker-start-width="0.05cm" draw:marker-end="Arrow" draw:marker-end-width="0.2cm" draw:fill="none" draw:textarea-vertical-align="middle" fo:padding-top="0.075cm" fo:padding-bottom="0.075cm" fo:padding-left="0.2cm" fo:padding-right="0.2cm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loext:graphic-properties draw:fill-color="#e6e6e6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c0c0c0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style:use-window-font-color="true"/>
    </style:style>
    <style:style style:name="P5" style:family="paragraph">
      <loext:graphic-properties draw:fill="none" draw:fill-color="#c0c0c0"/>
      <style:paragraph-properties fo:text-align="center"/>
      <style:text-properties style:use-window-font-color="true"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style:text-position="0% 100%" fo:font-size="14pt" style:font-size-asian="14pt" style:font-size-complex="14pt"/>
    </style:style>
    <style:style style:name="T3" style:family="text">
      <style:text-properties style:text-position="0% 100%" fo:font-size="14pt" style:font-size-asian="14pt" style:font-size-complex="14pt"/>
    </style:style>
    <style:style style:name="T4" style:family="text">
      <style:text-properties fo:color="#008000" style:text-position="0% 100%" fo:font-size="14pt" style:font-size-asian="14pt" style:font-size-complex="14pt"/>
    </style:style>
    <style:style style:name="T5" style:family="text">
      <style:text-properties fo:color="#008000" fo:font-size="14pt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80" fo:font-size="14pt" style:font-size-asian="14pt" style:font-size-complex="14pt"/>
    </style:style>
    <style:style style:name="T8" style:family="text">
      <style:text-properties fo:color="#000080" style:text-position="0% 100%" fo:font-size="14pt" style:font-size-asian="14pt" style:font-size-complex="14pt"/>
    </style:style>
    <style:style style:name="T9" style:family="text">
      <style:text-properties style:use-window-font-color="true" style:font-name="Liberation Sans1" fo:font-size="14pt" style:font-name-asian="Liberation Sans1" style:font-size-asian="14pt" style:font-name-complex="Liberation Sans1" style:font-size-complex="14pt"/>
    </style:style>
    <style:style style:name="T10" style:family="text">
      <style:text-properties style:use-window-font-color="true" style:text-position="33% 58%" style:font-name="Liberation Sans" fo:font-size="14pt" style:font-name-asian="Liberation Sans1" style:font-size-asian="14pt" style:font-name-complex="Liberation Sans1" style:font-size-complex="14pt"/>
    </style:style>
    <style:style style:name="T11" style:family="text">
      <style:text-properties style:use-window-font-color="true" style:font-name="Liberation Sans" fo:font-size="14pt" style:font-name-asian="Liberation Sans1" style:font-size-asian="14pt" style:font-name-complex="Liberation Sans1" style:font-size-complex="14pt"/>
    </style:style>
    <style:style style:name="T12" style:family="text">
      <style:text-properties style:use-window-font-color="true" fo:font-size="14pt" style:font-name-asian="Liberation Sans1" style:font-size-asian="14pt" style:font-name-complex="Liberation Sans1" style:font-size-complex="14pt"/>
    </style:style>
    <style:style style:name="T13" style:family="text">
      <style:text-properties style:use-window-font-color="true" style:text-position="-33% 58%" style:font-name="Liberation Sans" fo:font-size="14pt" style:font-name-asian="Liberation Sans1" style:font-size-asian="14pt" style:font-name-complex="Liberation Sans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7.5cm" svg:height="2.5cm" svg:x="6.75cm" svg:y="3cm">
            <text:p text:style-name="P1"><text:span text:style-name="T1">Monte Carlo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" draw:text-style-name="P2" xml:id="id4" draw:id="id4" draw:layer="layout" svg:width="7.5cm" svg:height="2.5cm" svg:x="6.75cm" svg:y="9.001cm">
            <text:p text:style-name="P1"><text:span text:style-name="T1">PMF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3" xml:id="id7" draw:id="id7" draw:layer="layout" svg:width="6cm" svg:height="1cm" svg:x="7.5cm" svg:y="6.8cm">
            <text:p text:style-name="P1"><text:span text:style-name="T2">NH4agr</text:span><text:span text:style-name="T3">, </text:span><text:span text:style-name="T4">NH4</text:span><text:span text:style-name="T5">bio</text:span><text:span text:style-name="T6">, </text:span><text:span text:style-name="T7">NH</text:span><text:span text:style-name="T8">4ve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xml:id="id1" draw:id="id1" draw:layer="layout" svg:width="3cm" svg:height="1cm" svg:x="2.5cm" svg:y="2.756cm">
            <text:p text:style-name="P4"><text:span text:style-name="T9">δ</text:span><text:span text:style-name="T10">15</text:span><text:span text:style-name="T11">N(NH4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xml:id="id8" draw:id="id8" draw:layer="layout" svg:width="3cm" svg:height="1cm" svg:x="2.5cm" svg:y="4.8cm">
            <text:p text:style-name="P4"><text:span text:style-name="T12">[NH4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xml:id="id5" draw:id="id5" draw:layer="layout" svg:width="3cm" svg:height="1cm" svg:x="15.5cm" svg:y="2.772cm">
            <text:p text:style-name="P4"><text:span text:style-name="T9">δ</text:span><text:span text:style-name="T10">15</text:span><text:span text:style-name="T11">N 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xml:id="id6" draw:id="id6" draw:layer="layout" svg:width="3cm" svg:height="1cm" svg:x="15.5cm" svg:y="4.772cm">
            <text:p text:style-name="P4"><text:span text:style-name="T9">ε</text:span><text:span text:style-name="T13">NH4</text:span><text:span text:style-name="T13">-NH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xml:id="id3" draw:id="id3" draw:layer="layout" svg:width="3cm" svg:height="1cm" svg:x="2.5cm" svg:y="9.753cm">
            <text:p text:style-name="P4"><text:span text:style-name="T12">Chemist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xml:id="id9" draw:id="id9" draw:layer="layout" svg:width="6cm" svg:height="1cm" svg:x="7.5cm" svg:y="12.6cm">
            <text:p text:style-name="P1"><text:span text:style-name="T6">PM </text:span><text:span text:style-name="T6">fact</text:span><text:span text:style-name="T6">o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s" svg:x1="5.5cm" svg:y1="3.256cm" svg:x2="6.75cm" svg:y2="4.25cm" draw:start-shape="id1" draw:start-glue-point="1" draw:end-shape="id2" draw:end-glue-point="5" svg:d="M5500 3256h501l198 994h551" svg:viewBox="0 0 1251 995">
            <text:p/>
          </draw:connector>
          <draw:connector draw:style-name="gr4" draw:text-style-name="P6" draw:layer="layout" draw:type="lines" svg:x1="5.5cm" svg:y1="10.253cm" svg:x2="6.75cm" svg:y2="10.251cm" draw:start-shape="id3" draw:start-glue-point="1" draw:end-shape="id4" draw:end-glue-point="5" svg:d="M5500 10253h501l198-2h551" svg:viewBox="0 0 1251 3">
            <text:p/>
          </draw:connector>
          <draw:connector draw:style-name="gr4" draw:text-style-name="P6" draw:layer="layout" draw:type="lines" svg:x1="15.5cm" svg:y1="3.272cm" svg:x2="14.25cm" svg:y2="4.25cm" draw:start-shape="id5" draw:start-glue-point="3" draw:end-shape="id2" draw:end-glue-point="7" svg:d="M15500 3272h-501l-198 978h-551" svg:viewBox="0 0 1251 979">
            <text:p/>
          </draw:connector>
          <draw:connector draw:style-name="gr4" draw:text-style-name="P6" draw:layer="layout" draw:type="lines" svg:x1="15.5cm" svg:y1="5.272cm" svg:x2="14.25cm" svg:y2="4.25cm" draw:start-shape="id6" draw:start-glue-point="3" draw:end-shape="id2" draw:end-glue-point="7" svg:d="M15500 5272h-501l-198-1022h-551" svg:viewBox="0 0 1251 1023">
            <text:p/>
          </draw:connector>
          <draw:connector draw:style-name="gr4" draw:text-style-name="P6" draw:layer="layout" draw:type="line" svg:x1="10.5cm" svg:y1="5.5cm" svg:x2="10.5cm" svg:y2="6.8cm" draw:start-shape="id2" draw:start-glue-point="6" draw:end-shape="id7" draw:end-glue-point="0" svg:d="M10500 5500v1300" svg:viewBox="0 0 1 1301">
            <text:p/>
          </draw:connector>
          <draw:connector draw:style-name="gr4" draw:text-style-name="P6" draw:layer="layout" draw:type="line" svg:x1="10.5cm" svg:y1="7.8cm" svg:x2="10.5cm" svg:y2="9.001cm" draw:start-shape="id7" draw:start-glue-point="2" draw:end-shape="id4" draw:end-glue-point="4" svg:d="M10500 7800v1201" svg:viewBox="0 0 1 1202">
            <text:p/>
          </draw:connector>
          <draw:connector draw:style-name="gr4" draw:text-style-name="P6" draw:layer="layout" draw:type="lines" svg:x1="5.5cm" svg:y1="5.3cm" svg:x2="6.75cm" svg:y2="4.25cm" draw:start-shape="id8" draw:start-glue-point="1" draw:end-shape="id2" draw:end-glue-point="5" svg:d="M5500 5300h501l198-1050h551" svg:viewBox="0 0 1251 1051">
            <text:p/>
          </draw:connector>
          <draw:connector draw:style-name="gr4" draw:text-style-name="P6" draw:layer="layout" draw:type="line" svg:x1="10.5cm" svg:y1="11.501cm" svg:x2="10.5cm" svg:y2="12.6cm" draw:start-shape="id4" draw:start-glue-point="6" draw:end-shape="id9" draw:end-glue-point="0" svg:d="M10500 11501v1099" svg:viewBox="0 0 1 1100">
            <text:p/>
          </draw:connector>
          <draw:connector draw:style-name="gr4" draw:text-style-name="P6" draw:layer="layout" draw:type="line" svg:x1="10.5cm" svg:y1="13.6cm" svg:x2="10.5cm" svg:y2="14.5cm" draw:start-shape="id9" draw:start-glue-point="2" draw:end-shape="id10" draw:end-glue-point="0" svg:d="M10500 13600v900" svg:viewBox="0 0 1 901">
            <text:p/>
          </draw:connector>
          <draw:connector draw:style-name="gr4" draw:text-style-name="P6" draw:layer="layout" draw:type="line" svg:x1="10.5cm" svg:y1="13.6cm" svg:x2="12.233cm" svg:y2="14.475cm" draw:start-shape="id9" draw:start-glue-point="2" svg:d="M10500 13600l1733 875" svg:viewBox="0 0 1734 876">
            <text:p/>
          </draw:connector>
          <draw:connector draw:style-name="gr4" draw:text-style-name="P6" draw:layer="layout" draw:type="line" svg:x1="10.5cm" svg:y1="13.6cm" svg:x2="8.872cm" svg:y2="14.475cm" draw:start-shape="id9" draw:start-glue-point="2" svg:d="M10500 13600l-1628 875" svg:viewBox="0 0 1629 876">
            <text:p/>
          </draw:connector>
          <draw:frame draw:style-name="gr5" draw:text-style-name="P7" xml:id="id10" draw:id="id10" draw:layer="layout" svg:width="6.5cm" svg:height="0.962cm" svg:x="7.25cm" svg:y="14.5cm">
            <draw:text-box>
              <text:p text:style-name="P1">...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800000" draw:marker-start-width="0.35cm" draw:marker-start-center="false" draw:marker-end-width="0.35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WEBER</meta:initial-creator>
    <meta:creation-date>2016-08-30T12:32:48.515496869</meta:creation-date>
    <dc:date>2016-08-30T13:01:31.381516997</dc:date>
    <dc:creator>Samuel WEBER</dc:creator>
    <meta:editing-duration>PT59S</meta:editing-duration>
    <meta:editing-cycles>1</meta:editing-cycles>
    <meta:document-statistic meta:object-count="22"/>
    <meta:generator>LibreOffice/5.1.5.2$Linux_X86_64 LibreOffice_project/10m0$Build-2</meta:generator>
  </office:meta>
</office:document-meta>
</file>